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B000002ABF7AAC3888B968E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842cm" svg:height="5.228cm" svg:x="0.254cm" svg:y="0.561cm">
          <draw:image xlink:href="Pictures/10000000000002FB000002ABF7AAC3888B968E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.3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2:41:06.973927035</meta:creation-date>
    <dc:date>2019-02-10T23:00:36.127776509</dc:date>
    <meta:editing-duration>PT7M22S</meta:editing-duration>
    <meta:editing-cycles>1</meta:editing-cycles>
    <meta:document-statistic meta:object-count="1"/>
    <meta:generator>LibreOffice/6.0.7.3$Linux_X86_64 LibreOffice_project/00m0$Build-3</meta:generator>
  </office:meta>
</office:document-meta>
</file>